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DestinationResolver.validateDestination( Destination destination , String destinationName , boolean pubSubDoma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ndiDestinationResolver.setDynamicDestinationResolver( DestinationResolver dynamicDestination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estinationResolver.setCache( boolean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estinationResolver.removeFromCache( String destin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estinationResolver.clea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estinationResolver.setFallbackToDynamicDestination( boolean fallbackToDynamic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estinationResolver.resolveDestinationName( @ Nullable Session session , String destinationName , boolean pubSubDoma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